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c23" officeooo:paragraph-rsid="00142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qnue ponga en el html el texto en dfreente lineas,en el navegador se presenta de forma seguida.Para indicar que el etxto va en difrentes lineas se pone &lt;br&gt;</text:p>
      <text:p text:style-name="P1"/>
      <text:p text:style-name="P1">para refrescar navegador control 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6:41:18.644616712</meta:creation-date>
    <dc:date>2023-09-19T17:03:19.219891171</dc:date>
    <meta:editing-duration>PT11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3" meta:character-count="192" meta:non-whitespace-character-count="161"/>
  </office:meta>
</office:document-meta>
</file>